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9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5.221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306cm"/>
    </style:style>
    <style:style style:name="co11" style:family="table-column">
      <style:table-column-properties fo:break-before="auto" style:column-width="2.78cm"/>
    </style:style>
    <style:style style:name="co12" style:family="table-column">
      <style:table-column-properties fo:break-before="auto" style:column-width="5.637cm"/>
    </style:style>
    <style:style style:name="co13" style:family="table-column">
      <style:table-column-properties fo:break-before="auto" style:column-width="4.61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66ff00"/>
    </style:style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b heure réaliser</text:p>
          </table:table-cell>
          <table:table-cell office:value-type="string">
            <text:p>nb d'heure estimées </text:p>
          </table:table-cell>
          <table:table-cell office:value-type="string">
            <text:p>nombre d'heure pour la séance</text:p>
          </table:table-cell>
          <table:table-cell office:value-type="string">
            <text:p>progression réelle</text:p>
          </table:table-cell>
          <table:table-cell office:value-type="string">
            <text:p>progression attendue</text:p>
          </table:table-cell>
          <table:table-cell office:value-type="string">
            <text:p>rendement réel </text:p>
          </table:table-cell>
          <table:table-cell office:value-type="string">
            <text:p>rendement estimé</text:p>
          </table:table-cell>
          <table:table-cell office:value-type="string">
            <text:p>moral du groupe (/10)</text:p>
          </table:table-cell>
          <table:table-cell/>
          <table:table-cell office:value-type="string">
            <text:p>phase du projet </text:p>
          </table:table-cell>
          <table:table-cell office:value-type="string">
            <text:p>Etat </text:p>
          </table:table-cell>
          <table:table-cell office:value-type="string">
            <text:p>progression </text:p>
          </table:table-cell>
          <table:table-cell office:value-type="string">
            <text:p>nombre de ressources assignées</text:p>
          </table:table-cell>
          <table:table-cell office:value-type="string">
            <text:p>détail</text:p>
          </table:table-cell>
        </table:table-row>
        <table:table-row table:style-name="ro1">
          <table:table-cell table:style-name="ce1" office:value-type="date" office:date-value="2014-12-18">
            <text:p>18/12/14</text:p>
          </table:table-cell>
          <table:table-cell office:value-type="float" office:value="70.2">
            <text:p>70,2</text:p>
          </table:table-cell>
          <table:table-cell table:formula="of:=38+29.5+2" office:value-type="float" office:value="69.5">
            <text:p>69,5</text:p>
          </table:table-cell>
          <table:table-cell/>
          <table:table-cell office:value-type="float" office:value="0.18">
            <text:p>0,18</text:p>
          </table:table-cell>
          <table:table-cell table:formula="of:=[.C2]/[.$C$8]" office:value-type="float" office:value="0.270955165692008">
            <text:p>0,2709551657</text:p>
          </table:table-cell>
          <table:table-cell table:formula="of:=[.E2]/[.B2]*100" office:value-type="float" office:value="0.256410256410256">
            <text:p>0,2564102564</text:p>
          </table:table-cell>
          <table:table-cell table:formula="of:=[.F2]/[.C2]*100" office:value-type="float" office:value="0.389863547758285">
            <text:p>0,3898635478</text:p>
          </table:table-cell>
          <table:table-cell office:value-type="float" office:value="7">
            <text:p>7</text:p>
          </table:table-cell>
          <table:table-cell/>
          <table:table-cell office:value-type="string">
            <text:p>initialisation </text:p>
          </table:table-cell>
          <table:table-cell table:style-name="ce2" office:value-type="string">
            <text:p>terminé </text:p>
          </table:table-cell>
          <table:table-cell table:style-name="ce3" office:value-type="percentage" office:value="1">
            <text:p>10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date" office:date-value="2015-01-08">
            <text:p>08/01/15</text:p>
          </table:table-cell>
          <table:table-cell/>
          <table:table-cell table:formula="of:=[.C2]+[.D3]" office:value-type="float" office:value="94.5">
            <text:p>94,5</text:p>
          </table:table-cell>
          <table:table-cell office:value-type="float" office:value="25">
            <text:p>25</text:p>
          </table:table-cell>
          <table:table-cell/>
          <table:table-cell table:formula="of:=[.C3]/[.$C$8]" office:value-type="float" office:value="0.368421052631579">
            <text:p>0,3684210526</text:p>
          </table:table-cell>
          <table:table-cell/>
          <table:table-cell table:formula="of:=[.F3]/[.C3]*100" office:value-type="float" office:value="0.389863547758285">
            <text:p>0,3898635478</text:p>
          </table:table-cell>
          <table:table-cell table:number-columns-repeated="2"/>
          <table:table-cell office:value-type="string">
            <text:p>expression des besoins</text:p>
          </table:table-cell>
          <table:table-cell office:value-type="string">
            <text:p>en cours </text:p>
          </table:table-cell>
          <table:table-cell table:style-name="ce3" office:value-type="percentage" office:value="0.07">
            <text:p>7,00%</text:p>
          </table:table-cell>
          <table:table-cell office:value-type="float" office:value="6">
            <text:p>6</text:p>
          </table:table-cell>
          <table:table-cell office:value-type="string">
            <text:p>toute l'équipe</text:p>
          </table:table-cell>
        </table:table-row>
        <table:table-row table:style-name="ro1">
          <table:table-cell table:style-name="ce1" office:value-type="date" office:date-value="2015-01-12">
            <text:p>12/01/15</text:p>
          </table:table-cell>
          <table:table-cell/>
          <table:table-cell table:formula="of:=[.C3]+[.D4]" office:value-type="float" office:value="127">
            <text:p>127</text:p>
          </table:table-cell>
          <table:table-cell office:value-type="float" office:value="32.5">
            <text:p>32,5</text:p>
          </table:table-cell>
          <table:table-cell/>
          <table:table-cell table:formula="of:=[.C4]/[.$C$8]" office:value-type="float" office:value="0.495126705653021">
            <text:p>0,4951267057</text:p>
          </table:table-cell>
          <table:table-cell/>
          <table:table-cell table:formula="of:=[.F4]/[.C4]*100" office:value-type="float" office:value="0.389863547758285">
            <text:p>0,3898635478</text:p>
          </table:table-cell>
          <table:table-cell table:number-columns-repeated="2"/>
          <table:table-cell office:value-type="string">
            <text:p>Description des solutions</text:p>
          </table:table-cell>
          <table:table-cell office:value-type="string">
            <text:p>non commencé</text:p>
          </table:table-cell>
          <table:table-cell table:style-name="ce3"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date" office:date-value="2015-01-15">
            <text:p>15/01/15</text:p>
          </table:table-cell>
          <table:table-cell/>
          <table:table-cell table:formula="of:=[.C4]+[.D5]" office:value-type="float" office:value="159">
            <text:p>159</text:p>
          </table:table-cell>
          <table:table-cell office:value-type="float" office:value="32">
            <text:p>32</text:p>
          </table:table-cell>
          <table:table-cell/>
          <table:table-cell table:formula="of:=[.C5]/[.$C$8]" office:value-type="float" office:value="0.619883040935672">
            <text:p>0,6198830409</text:p>
          </table:table-cell>
          <table:table-cell/>
          <table:table-cell table:formula="of:=[.F5]/[.C5]*100" office:value-type="float" office:value="0.389863547758285">
            <text:p>0,3898635478</text:p>
          </table:table-cell>
          <table:table-cell table:number-columns-repeated="2"/>
          <table:table-cell office:value-type="string">
            <text:p>Évaluation des solutions</text:p>
          </table:table-cell>
          <table:table-cell office:value-type="string">
            <text:p>non commencé</text:p>
          </table:table-cell>
          <table:table-cell table:style-name="ce3"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date" office:date-value="2015-01-19">
            <text:p>19/01/15</text:p>
          </table:table-cell>
          <table:table-cell/>
          <table:table-cell table:formula="of:=[.C5]+[.D6]" office:value-type="float" office:value="185">
            <text:p>185</text:p>
          </table:table-cell>
          <table:table-cell table:formula="of:=52/2" office:value-type="float" office:value="26">
            <text:p>26</text:p>
          </table:table-cell>
          <table:table-cell/>
          <table:table-cell table:formula="of:=[.C6]/[.$C$8]" office:value-type="float" office:value="0.721247563352826">
            <text:p>0,7212475634</text:p>
          </table:table-cell>
          <table:table-cell/>
          <table:table-cell table:formula="of:=[.F6]/[.C6]*100" office:value-type="float" office:value="0.389863547758285">
            <text:p>0,3898635478</text:p>
          </table:table-cell>
          <table:table-cell table:number-columns-repeated="2"/>
          <table:table-cell office:value-type="string">
            <text:p>bilan du projet </text:p>
          </table:table-cell>
          <table:table-cell office:value-type="string">
            <text:p>non commencé </text:p>
          </table:table-cell>
          <table:table-cell table:style-name="ce3"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date" office:date-value="2015-01-22">
            <text:p>22/01/15</text:p>
          </table:table-cell>
          <table:table-cell/>
          <table:table-cell table:formula="of:=[.C6]+[.D7]" office:value-type="float" office:value="211">
            <text:p>211</text:p>
          </table:table-cell>
          <table:table-cell office:value-type="float" office:value="26">
            <text:p>26</text:p>
          </table:table-cell>
          <table:table-cell/>
          <table:table-cell table:formula="of:=[.C7]/[.$C$8]" office:value-type="float" office:value="0.82261208576998">
            <text:p>0,8226120858</text:p>
          </table:table-cell>
          <table:table-cell/>
          <table:table-cell table:formula="of:=[.F7]/[.C7]*100" office:value-type="float" office:value="0.389863547758285">
            <text:p>0,3898635478</text:p>
          </table:table-cell>
          <table:table-cell table:number-columns-repeated="7"/>
        </table:table-row>
        <table:table-row table:style-name="ro1">
          <table:table-cell table:style-name="ce1" office:value-type="date" office:date-value="2015-01-26">
            <text:p>26/01/15</text:p>
          </table:table-cell>
          <table:table-cell/>
          <table:table-cell table:formula="of:=[.C7]+[.D8]" office:value-type="float" office:value="256.5">
            <text:p>256,5</text:p>
          </table:table-cell>
          <table:table-cell office:value-type="float" office:value="45.5">
            <text:p>45,5</text:p>
          </table:table-cell>
          <table:table-cell/>
          <table:table-cell table:formula="of:=[.C8]/[.$C$8]" office:value-type="float" office:value="1">
            <text:p>1</text:p>
          </table:table-cell>
          <table:table-cell/>
          <table:table-cell table:formula="of:=[.F8]/[.C8]*100" office:value-type="float" office:value="0.389863547758285">
            <text:p>0,3898635478</text:p>
          </table:table-cell>
          <table:table-cell table:number-columns-repeated="2"/>
          <table:table-cell office:value-type="string">
            <text:p>livrables </text:p>
          </table:table-cell>
          <table:table-cell office:value-type="string">
            <text:p>état </text:p>
          </table:table-cell>
          <table:table-cell office:value-type="string">
            <text:p>livré </text:p>
          </table:table-cell>
          <table:table-cell office:value-type="string">
            <text:p>date de livraison </text:p>
          </table:table-cell>
          <table:table-cell/>
        </table:table-row>
        <table:table-row table:style-name="ro1">
          <table:table-cell table:style-name="ce1">
            <draw:frame table:end-cell-address="Feuille1.D25" table:end-x="3.645cm" table:end-y="0.402cm" draw:z-index="2" draw:style-name="gr1" draw:text-style-name="P1" svg:width="14.394cm" svg:height="7.525cm" svg:x="0.112cm" svg:y="0.103cm">
              <draw:object draw:notify-on-update-of-ranges="Feuille1.A2:Feuille1.A8 Feuille1.G1:Feuille1.G1 Feuille1.G2:Feuille1.G8 Feuille1.H1:Feuille1.H1 Feuille1.H2:Feuille1.H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"/>
          <table:table-cell office:value-type="string">
            <text:p>dossier d’initialisation </text:p>
          </table:table-cell>
          <table:table-cell table:style-name="ce2" office:value-type="string">
            <text:p>terminé </text:p>
          </table:table-cell>
          <table:table-cell office:value-type="string">
            <text:p>oui </text:p>
          </table:table-cell>
          <table:table-cell table:style-name="ce1" office:value-type="date" office:date-value="2014-12-19">
            <text:p>19/12/14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PAQ</text:p>
          </table:table-cell>
          <table:table-cell table:style-name="ce2" office:value-type="string">
            <text:p>terminé </text:p>
          </table:table-cell>
          <table:table-cell office:value-type="string">
            <text:p>oui </text:p>
          </table:table-cell>
          <table:table-cell table:style-name="ce1" office:value-type="date" office:date-value="2014-12-12">
            <text:p>12/12/14</text:p>
          </table:table-cell>
          <table:table-cell/>
        </table:table-row>
        <table:table-row table:style-name="ro1">
          <table:table-cell table:number-columns-repeated="4"/>
          <table:table-cell>
            <draw:frame table:end-cell-address="Feuille1.I30" table:end-x="3.865cm" table:end-y="0.419cm" draw:z-index="3" draw:style-name="gr1" draw:text-style-name="P1" svg:width="15.999cm" svg:height="8.979cm" svg:x="0.671cm" svg:y="0.021cm">
              <draw:object draw:notify-on-update-of-ranges="Feuille1.A2:Feuille1.A8 Feuille1.I1:Feuille1.I1 Feuille1.I2:Feuille1.I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 office:value-type="string">
            <text:p>Dossier d'EB</text:p>
          </table:table-cell>
          <table:table-cell office:value-type="string">
            <text:p>en cours </text:p>
          </table:table-cell>
          <table:table-cell office:value-type="string">
            <text:p>non </text:p>
          </table:table-cell>
          <table:table-cell table:style-name="ce1" office:value-type="date" office:date-value="2015-01-13">
            <text:p>13/01/15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Dossier de solution 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1" office:value-type="date" office:date-value="2015-01-23">
            <text:p>23/01/15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Dossier de choix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1" office:value-type="date" office:date-value="2015-01-27">
            <text:p>27/01/15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bilan du projet <text:s/>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1" office:value-type="date" office:date-value="2015-01-27">
            <text:p>27/01/15</text:p>
          </table:table-cell>
          <table:table-cell/>
        </table:table-row>
        <table:table-row table:style-name="ro1" table:number-rows-repeated="12">
          <table:table-cell table:number-columns-repeated="15"/>
        </table:table-row>
        <table:table-row table:style-name="ro1">
          <table:table-cell>
            <draw:frame table:end-cell-address="Feuille1.D47" table:end-x="3.588cm" table:end-y="0.242cm" draw:z-index="1" draw:style-name="gr1" draw:text-style-name="P1" svg:width="13.838cm" svg:height="9.005cm" svg:x="0.611cm" svg:y="0.269cm">
              <draw:object draw:notify-on-update-of-ranges="Feuille1.A2:Feuille1.A8 Feuille1.A2:Feuille1.A8 Feuille1.E1:Feuille1.E1 Feuille1.E2:Feuille1.E8 Feuille1.A2:Feuille1.A8 Feuille1.F1:Feuille1.F1 Feuille1.F2:Feuille1.F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4"/>
          <table:table-cell>
            <draw:frame table:end-cell-address="Feuille1.J51" table:end-x="0.344cm" table:end-y="0.323cm" draw:z-index="0" draw:style-name="gr1" draw:text-style-name="P1" svg:width="16.441cm" svg:height="8.953cm" svg:x="1.137cm" svg:y="0.403cm">
              <draw:object draw:notify-on-update-of-ranges="Feuille1.A2:Feuille1.A8 Feuille1.B1:Feuille1.B1 Feuille1.B2:Feuille1.B8 Feuille1.C1:Feuille1.C1 Feuille1.C2:Feuille1.C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</table:table>
      <table:table table:name="Feui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19/12/2014</text:date>, <text:time>11:3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Rispal</meta:initial-creator>
    <meta:creation-date>2014-12-12T09:44:51.81</meta:creation-date>
    <dc:date>2014-12-19T11:36:28.81</dc:date>
    <dc:creator>Simon Rispal</dc:creator>
    <meta:editing-duration>P3DT13H20M51S</meta:editing-duration>
    <meta:editing-cycles>9</meta:editing-cycles>
    <meta:generator>OpenOffice/4.1.0$Win32 OpenOffice.org_project/410m18$Build-9764</meta:generator>
    <meta:document-statistic meta:table-count="3" meta:cell-count="10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42cm" svg:height="8.954cm" xlink:href=".." xlink:type="simple" chart:class="chart:line" chart:style-name="ch1">
        <chart:title svg:x="0.683cm" svg:y="0.292cm" chart:style-name="ch2">
          <text:p>nombre d'heure réalisée et nombre d'heures estimée en fonction du temps</text:p>
        </chart:title>
        <chart:legend svg:x="1.719cm" svg:y="1.889cm" style:legend-expansion="custom" chartooo:width="4.262cm" chartooo:height="1.952cm" style:legend-expansion-aspect-ratio="2.18340163934426" chart:style-name="ch3"/>
        <chart:plot-area chart:style-name="ch4" table:cell-range-address="Feuille1.A1:Feuille1.C8" chart:data-source-has-labels="both" svg:x="0.589cm" svg:y="1.627cm" svg:width="15.04cm" svg:height="6.726cm">
          <chartooo:coordinate-region svg:x="1.396cm" svg:y="1.839cm" svg:width="14.233cm" svg:height="5.841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2:Feuille1.B8" chart:label-cell-address="Feuille1.B1:Feuille1.B1" chart:class="chart:line">
            <chart:data-point chart:repeated="7"/>
          </chart:series>
          <chart:series chart:style-name="ch9" chart:values-cell-range-address="Feuille1.C2:Feuille1.C8" chart:label-cell-address="Feuille1.C1:Feuille1.C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 réaliser</text:p>
                <draw:g>
                  <svg:desc>Feuille1.B1:Feuille1.B1</svg:desc>
                </draw:g>
              </table:table-cell>
              <table:table-cell office:value-type="string">
                <text:p>nb d'heure estimées 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70.2">
                <text:p>70.2</text:p>
                <draw:g>
                  <svg:desc>Feuille1.B2:Feuille1.B8</svg:desc>
                </draw:g>
              </table:table-cell>
              <table:table-cell office:value-type="float" office:value="69.5">
                <text:p>69.5</text:p>
                <draw:g>
                  <svg:desc>Feuille1.C2:Feuille1.C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256.5">
                <text:p>25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pie-offset="5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39cm" svg:height="9.006cm" xlink:href=".." xlink:type="simple" chart:class="chart:scatter" chart:column-mapping="0" chart:style-name="ch1">
        <chart:title svg:x="1.769cm" svg:y="0.316cm" chart:style-name="ch2">
          <text:p>Progression prévue et effective en fonction du temps</text:p>
        </chart:title>
        <chart:legend svg:x="1.378cm" svg:y="2.049cm" style:legend-expansion="custom" chartooo:width="4.141cm" chartooo:height="1.897cm" style:legend-expansion-aspect-ratio="2.18292040063258" chart:style-name="ch3"/>
        <chart:plot-area chart:style-name="ch4" table:cell-range-address="Feuille1.A2:Feuille1.A8 Feuille1.E1:Feuille1.F8" chart:data-source-has-labels="both" svg:x="0.567cm" svg:y="1.63cm" svg:width="13.732cm" svg:height="6.774cm">
          <chartooo:coordinate-region svg:x="1.294cm" svg:y="1.843cm" svg:width="12.277cm" svg:height="5.888cm"/>
          <chart:axis chart:dimension="x" chart:name="primary-x" chart:style-name="ch5" chartooo:axis-type="auto"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Feuille1.E2:Feuille1.E8" chart:label-cell-address="Feuille1.E1:Feuille1.E1" chart:class="chart:scatter">
            <chart:domain table:cell-range-address="Feuille1.A2:Feuille1.A8"/>
            <chart:data-point chart:repeated="7"/>
          </chart:series>
          <chart:series chart:attached-axis="primary-y" chart:style-name="ch10" chart:values-cell-range-address="Feuille1.F2:Feuille1.F8" chart:label-cell-address="Feuille1.F1:Feuille1.F1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progression réelle</text:p>
                <draw:g>
                  <svg:desc>Feuille1.E1:Feuille1.E1</svg:desc>
                </draw:g>
              </table:table-cell>
              <table:table-cell office:value-type="string">
                <text:p>progression attendue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41991">
                <text:p>41991</text:p>
                <draw:g>
                  <svg:desc>Feuille1.A2:Feuille1.A8</svg:desc>
                </draw:g>
              </table:table-cell>
              <table:table-cell office:value-type="float" office:value="0.18">
                <text:p>0.18</text:p>
                <draw:g>
                  <svg:desc>Feuille1.E2:Feuille1.E8</svg:desc>
                </draw:g>
              </table:table-cell>
              <table:table-cell office:value-type="float" office:value="0.270955165692008">
                <text:p>0.270955165692008</text:p>
                <draw:g>
                  <svg:desc>Feuille1.F2:Feuille1.F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42012">
                <text:p>42012</text:p>
              </table:table-cell>
              <table:table-cell office:value-type="float" office:value="NaN">
                <text:p>NaN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42016">
                <text:p>42016</text:p>
              </table:table-cell>
              <table:table-cell office:value-type="float" office:value="NaN">
                <text:p>NaN</text:p>
              </table:table-cell>
              <table:table-cell office:value-type="float" office:value="0.495126705653021">
                <text:p>0.495126705653021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42019">
                <text:p>42019</text:p>
              </table:table-cell>
              <table:table-cell office:value-type="float" office:value="NaN">
                <text:p>NaN</text:p>
              </table:table-cell>
              <table:table-cell office:value-type="float" office:value="0.619883040935672">
                <text:p>0.619883040935672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42023">
                <text:p>42023</text:p>
              </table:table-cell>
              <table:table-cell office:value-type="float" office:value="NaN">
                <text:p>NaN</text:p>
              </table:table-cell>
              <table:table-cell office:value-type="float" office:value="0.721247563352826">
                <text:p>0.721247563352826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42026">
                <text:p>42026</text:p>
              </table:table-cell>
              <table:table-cell office:value-type="float" office:value="NaN">
                <text:p>NaN</text:p>
              </table:table-cell>
              <table:table-cell office:value-type="float" office:value="0.82261208576998">
                <text:p>0.82261208576998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95cm" svg:height="7.526cm" xlink:href=".." xlink:type="simple" chart:class="chart:bar" chart:column-mapping="0" chart:style-name="ch1">
        <chart:title svg:x="3.198cm" svg:y="0.286cm" chart:style-name="ch2">
          <text:p>rendement horaire en fonction du temps </text:p>
        </chart:title>
        <chart:legend svg:x="2.317cm" svg:y="1.711cm" style:legend-expansion="custom" chartooo:width="2.966cm" chartooo:height="1.641cm" style:legend-expansion-aspect-ratio="1.80743449116392" chart:style-name="ch3"/>
        <chart:plot-area chart:style-name="ch4" table:cell-range-address="Feuille1.A2:Feuille1.A8 Feuille1.G1:Feuille1.H8" chart:data-source-has-labels="both" svg:x="0.014cm" svg:y="0.828cm" svg:width="14.185cm" svg:height="6.659cm">
          <chartooo:coordinate-region svg:x="0.926cm" svg:y="1.04cm" svg:width="13.273cm" svg:height="5.774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G2:Feuille1.G8" chart:label-cell-address="Feuille1.G1:Feuille1.G1" chart:class="chart:bar">
            <chart:data-point chart:repeated="7"/>
          </chart:series>
          <chart:series chart:style-name="ch9" chart:values-cell-range-address="Feuille1.H2:Feuille1.H8" chart:label-cell-address="Feuille1.H1:Feuille1.H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ndement réel </text:p>
                <draw:g>
                  <svg:desc>Feuille1.G1:Feuille1.G1</svg:desc>
                </draw:g>
              </table:table-cell>
              <table:table-cell office:value-type="string">
                <text:p>rendement estimé</text:p>
                <draw:g>
                  <svg:desc>Feuille1.H1:Feuille1.H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0.256410256410256">
                <text:p>0.256410256410256</text:p>
                <draw:g>
                  <svg:desc>Feuille1.G2:Feuille1.G8</svg:desc>
                </draw:g>
              </table:table-cell>
              <table:table-cell office:value-type="float" office:value="0.389863547758285">
                <text:p>0.389863547758285</text:p>
                <draw:g>
                  <svg:desc>Feuille1.H2:Feuille1.H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389863547758285">
                <text:p>0.3898635477582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8cm" xlink:href=".." xlink:type="simple" chart:class="chart:bar" chart:style-name="ch1">
        <chart:title svg:x="3.035cm" svg:y="0.315cm" chart:style-name="ch2">
          <text:p>Evolution du moral du groupe en fonction du temps</text:p>
        </chart:title>
        <chart:legend chart:legend-position="end" svg:x="11.991cm" svg:y="4.178cm" style:legend-expansion="high" chart:style-name="ch3"/>
        <chart:plot-area chart:style-name="ch4" table:cell-range-address="Feuille1.A2:Feuille1.A8 Feuille1.I1:Feuille1.I8" chart:data-source-has-labels="both" svg:x="0.77cm" svg:y="1.631cm" svg:width="10.581cm" svg:height="6.75cm">
          <chartooo:coordinate-region svg:x="1.311cm" svg:y="1.843cm" svg:width="10.04cm" svg:height="5.865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I2:Feuille1.I8" chart:label-cell-address="Feuille1.I1:Feuille1.I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al du groupe (/10)</text:p>
                <draw:g>
                  <svg:desc>Feuille1.I1:Feuille1.I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7">
                <text:p>7</text:p>
                <draw:g>
                  <svg:desc>Feuille1.I2:Feuille1.I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